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453cm" fo:min-width="6.1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0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3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48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54cm" fo:min-width="6.136cm"/>
      <style:paragraph-properties style:writing-mode="lr-tb"/>
    </style:style>
    <style:style style:name="pr1" style:family="presentation" style:parent-style-name="Alizarin-title">
      <style:graphic-properties fo:min-height="2.25cm"/>
      <style:paragraph-properties style:writing-mode="lr-tb"/>
    </style:style>
    <style:style style:name="pr2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top="0.1cm" fo:margin-bottom="0.1cm"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P4" style:family="paragraph">
      <style:text-properties fo:font-size="17.8999996185303pt"/>
    </style:style>
    <style:style style:name="P5" style:family="paragraph">
      <loext:graphic-properties draw:fill="none" draw:fill-color="#ffffff"/>
      <style:text-properties fo:font-size="17.8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7.8999996185303pt"/>
    </style:style>
    <style:style style:name="T4" style:family="text">
      <style:text-properties fo:font-size="17.8999996185303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6cm" svg:height="2.499cm" svg:x="0.996cm" svg:y="0.997cm" presentation:class="title">
          <draw:text-box>
            <text:p text:style-name="P1">Кир Булычёв <text:line-break/>“Любимец“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1" draw:layer="layout" svg:width="14.399cm" svg:height="2.499cm" svg:x="1.197cm" svg:y="0.397cm" presentation:class="title" presentation:user-transformed="true">
          <draw:text-box>
            <text:p text:style-name="P3">? - Тройка</text:p>
          </draw:text-box>
        </draw:frame>
        <draw:frame draw:style-name="gr2" draw:text-style-name="P5" draw:layer="layout" svg:width="6.637cm" svg:height="13.703cm" svg:x="4.397cm" svg:y="5.596cm">
          <draw:text-box>
            <text:p text:style-name="P4"><text:span text:style-name="T1">1) Вопрос:</text:span></text:p>
            <text:p text:style-name="P4"><text:tab/><text:span text:style-name="T2">Ответ1</text:span></text:p>
          </draw:text-box>
        </draw:frame>
        <draw:frame draw:style-name="gr2" draw:text-style-name="P5" draw:layer="layout" svg:width="6.637cm" svg:height="13.703cm" svg:x="4.36cm" svg:y="10.241cm">
          <draw:text-box>
            <text:p text:style-name="P4"><text:span text:style-name="T1">2) Вопрос:</text:span></text:p>
            <text:p text:style-name="P4"><text:tab/><text:span text:style-name="T2">Ответ2</text:span></text:p>
          </draw:text-box>
        </draw:frame>
        <draw:frame draw:style-name="gr2" draw:text-style-name="P5" draw:layer="layout" svg:width="6.637cm" svg:height="13.703cm" svg:x="4.16cm" svg:y="14.796cm">
          <draw:text-box>
            <text:p text:style-name="P4"><text:span text:style-name="T1">3) </text:span><text:span text:style-name="T1">Вопрос:</text:span></text:p>
            <text:p text:style-name="P4"><text:tab/><text:span text:style-name="T2">Ответ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1" draw:layer="layout" svg:width="14.399cm" svg:height="2.499cm" svg:x="1.197cm" svg:y="0.397cm" presentation:class="title" presentation:user-transformed="true">
          <draw:text-box>
            <text:p text:style-name="P3">1 - Тройка</text:p>
          </draw:text-box>
        </draw:frame>
        <draw:frame draw:style-name="gr3" draw:text-style-name="P5" draw:layer="layout" svg:width="26.801cm" svg:height="20.25cm" svg:x="4.2cm" svg:y="4.996cm">
          <draw:text-box>
            <text:p xml:id="id1" text:id="id1" text:style-name="P4"><text:span text:style-name="T1">1) В каком месте и при каких обстоятельсвах опустился первый космеческий корабль?:</text:span></text:p>
            <text:p xml:id="id2" text:id="id2" text:style-name="P4"><text:tab/><text:span text:style-name="T2">На берегу Волги между <text:s/>берегу Волги между Калязином и Угличем </text:span></text:p>
          </draw:text-box>
        </draw:frame>
        <draw:frame draw:style-name="gr4" draw:text-style-name="P5" draw:layer="layout" svg:width="23.885cm" svg:height="5.28cm" svg:x="4.112cm" svg:y="11.289cm">
          <draw:text-box>
            <text:p xml:id="id3" text:id="id3" text:style-name="P4"><text:span text:style-name="T1">2) Судбьба усадббы Полонецких?:</text:span></text:p>
            <text:p xml:id="id4" text:id="id4" text:style-name="P4"><text:tab/><text:span text:style-name="T2"> </text:span><text:span text:style-name="T2">долгие годы разрушалась , лет пять назад ее <text:s/>взял себе под дом отдыха-профилакторий угличский завод «Красный воин»</text:span></text:p>
          </draw:text-box>
        </draw:frame>
        <draw:frame draw:style-name="gr5" draw:text-style-name="P5" draw:layer="layout" svg:width="24.4cm" svg:height="10.298cm" svg:x="3.997cm" svg:y="16.196cm">
          <draw:text-box>
            <text:p xml:id="id5" text:id="id5" text:style-name="P4"><text:span text:style-name="T1">3) Что делали Сергей и Клара в усадьбе ?:</text:span></text:p>
            <text:p xml:id="id6" text:id="id6" text:style-name="P4"><text:tab/>Сергей Семенов работал там физкультурником,</text:p>
            <text:p xml:id="id7" text:id="id7" text:style-name="P4"><text:tab/> а Клара отдыхала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  <anim:animate smil:dur="1s" smil:fill="hold" smil:targetElement="id1" smil:attributeName="x" smil:values="x;x" smil:keyTimes="0;1"/>
                  <anim:animate smil:dur="1s" smil:fill="hold" smil:targetElement="id1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2" smil:attributeName="visibility" smil:to="visible"/>
                  <anim:transitionFilter smil:dur="0.5s" smil:targetElement="id2" smil:type="slideWipe" smil:subtype="from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3" smil:attributeName="visibility" smil:to="visible"/>
                  <anim:animate smil:dur="15s" smil:fill="hold" smil:targetElement="id3" smil:attributeName="x" smil:values="x;x" smil:keyTimes="0;1"/>
                  <anim:animate smil:dur="15s" smil:fill="hold" smil:targetElement="id3" smil:attributeName="y" smil:values="y+1;y-1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4" smil:attributeName="visibility" smil:to="visible"/>
                  <anim:animate smil:dur="1s" smil:fill="hold" smil:targetElement="id4" smil:attributeName="width" smil:values="width*0.70;width" smil:keyTimes="0;1"/>
                  <anim:animate smil:dur="1s" smil:fill="hold" smil:targetElement="id4" smil:attributeName="height" smil:values="height;height" smil:keyTimes="0;1"/>
                  <anim:transitionFilter smil:dur="1s" smil:targetElement="id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5" smil:attributeName="visibility" smil:to="visible"/>
                  <anim:transitionFilter smil:dur="0.77s" smil:decelerate="1" smil:targetElement="id5" smil:type="fade" smil:subtype="crossfade"/>
                  <anim:animateTransform smil:dur="0.77s" smil:decelerate="1" smil:targetElement="id5" smil:from="0.1,0.1" smil:to="2,4.5" smil:attributeName="transform" svg:type="scale"/>
                  <anim:animateTransform smil:begin="0.77s" smil:dur="1.23s" smil:fill="hold" smil:accelerate="1" smil:targetElement="id5" smil:from="2,4.5" smil:to="1,1" smil:attributeName="transform" svg:type="scale"/>
                  <anim:set smil:dur="0.77s" smil:fill="hold" smil:targetElement="id5" smil:attributeName="x" smil:to="(0.5)"/>
                  <anim:animate smil:begin="0.77s" smil:dur="1.23s" smil:fill="hold" smil:accelerate="1" smil:targetElement="id5" smil:attributeName="x" smil:from="(0.5)" smil:to="(x)"/>
                  <anim:set smil:dur="0.77s" smil:fill="hold" smil:targetElement="id5" smil:attributeName="y" smil:to="(y+0.4)"/>
                  <anim:animate smil:begin="0.77s" smil:dur="1.23s" smil:fill="hold" smil:accelerate="1" smil:targetElement="id5" smil:attributeName="y" smil:from="(y+0.4)" smil:to="(y)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1" draw:layer="layout" svg:width="14.399cm" svg:height="2.499cm" svg:x="1.197cm" svg:y="0.397cm" presentation:class="title" presentation:user-transformed="true">
          <draw:text-box>
            <text:p text:style-name="P3">2 - Тройка</text:p>
          </draw:text-box>
        </draw:frame>
        <draw:frame draw:style-name="gr6" draw:text-style-name="P5" draw:layer="layout" svg:width="23.003cm" svg:height="17.804cm" svg:x="4.16cm" svg:y="5.596cm">
          <draw:text-box>
            <text:p xml:id="id8" text:id="id8" text:style-name="P4"><text:span text:style-name="T1">1) Что обещал показаьт <text:s/>Сегргей Семенов Кларе?:</text:span></text:p>
            <text:p xml:id="id9" text:id="id9" text:style-name="P4"><text:span text:style-name="T3"><text:tab/></text:span><text:span text:style-name="T2">мышцы брюшного пресса</text:span></text:p>
          </draw:text-box>
        </draw:frame>
        <draw:frame draw:style-name="gr2" draw:text-style-name="P5" draw:layer="layout" svg:width="22.44cm" svg:height="13.703cm" svg:x="4.36cm" svg:y="10.241cm">
          <draw:text-box>
            <text:p xml:id="id10" text:id="id10" text:style-name="P4"><text:span text:style-name="T1">2) Что делали с теми кто купался</text:span><text:span text:style-name="T4"> </text:span><text:span text:style-name="T1">обнаженным</text:span><text:span text:style-name="T1">?:</text:span></text:p>
            <text:p xml:id="id11" text:id="id11" text:style-name="P4"><text:span text:style-name="T3"><text:tab/></text:span><text:span text:style-name="T2">выписывали</text:span></text:p>
          </draw:text-box>
        </draw:frame>
        <draw:frame draw:style-name="gr2" draw:text-style-name="P5" draw:layer="layout" svg:width="23.84cm" svg:height="13.703cm" svg:x="4.16cm" svg:y="14.796cm">
          <draw:text-box>
            <text:p xml:id="id12" text:id="id12" text:style-name="P4"><text:span text:style-name="T1">3) Чем инопришленцы </text:span><text:span text:style-name="T1">проводили стирилизацию?:</text:span></text:p>
            <text:p xml:id="id13" text:id="id13" text:style-name="P4"><text:span text:style-name="T3"><text:tab/></text:span><text:span text:style-name="T2">раскаленным <text:s/>до трех тысяч </text:span><text:span text:style-name="T2">градусов дезинфицирующем газом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-.1;x" smil:keyTimes="0;1"/>
                  <anim:animate smil:dur="1s" smil:fill="hold" smil:targetElement="id8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animate smil:dur="0.5s" smil:fill="hold" smil:targetElement="id9" smil:attributeName="x" smil:values="0.5;x" smil:keyTimes="0;1"/>
                  <anim:animate smil:dur="0.5s" smil:fill="hold" smil:targetElement="id9" smil:attributeName="y" smil:values="0.5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vertic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2" smil:attributeName="visibility" smil:to="visible"/>
                  <anim:transitionFilter smil:dur="0.1s" smil:targetElement="id12" smil:type="fade" smil:subtype="crossfade"/>
                  <anim:animate smil:dur="0.4s" smil:fill="hold" smil:targetElement="id12" smil:attributeName="x" smil:values="x;x" smil:keyTimes="0;1"/>
                  <anim:animate smil:dur="0.4s" smil:fill="hold" smil:targetElement="id12" smil:attributeName="y" smil:values="y+0.31;y+0.31" smil:keyTimes="0;1"/>
                  <anim:animate smil:begin="0.4s" smil:dur="0.6s" smil:fill="hold" smil:decelerate="0.5" smil:targetElement="id12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4s" smil:dur="0.6s" smil:fill="hold" smil:decelerate="0.5" smil:targetElement="id12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andom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  <anim:animate smil:dur="2s" smil:fill="hold" smil:targetElement="id13" smil:attributeName="rotate" smil:values="720;0" smil:keyTimes="0;1"/>
                  <anim:animate smil:dur="2s" smil:fill="hold" smil:targetElement="id13" smil:attributeName="height" smil:values="0;height" smil:keyTimes="0;1"/>
                  <anim:animate smil:dur="2s" smil:fill="hold" smil:targetElement="id13" smil:attributeName="width" smil:values="0;width" smil:keyTimes="0;1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1" draw:layer="layout" svg:width="14.399cm" svg:height="2.499cm" svg:x="1.197cm" svg:y="0.397cm" presentation:class="title" presentation:user-transformed="true">
          <draw:text-box>
            <text:p text:style-name="P3">? - Тройка</text:p>
          </draw:text-box>
        </draw:frame>
        <draw:frame draw:style-name="gr2" draw:text-style-name="P5" draw:layer="layout" svg:width="6.637cm" svg:height="13.703cm" svg:x="4.397cm" svg:y="5.596cm">
          <draw:text-box>
            <text:p text:style-name="P4"><text:span text:style-name="T1">1) Вопрос:</text:span></text:p>
            <text:p text:style-name="P4"><text:tab/><text:span text:style-name="T2">Ответ1</text:span></text:p>
          </draw:text-box>
        </draw:frame>
        <draw:frame draw:style-name="gr2" draw:text-style-name="P5" draw:layer="layout" svg:width="6.637cm" svg:height="13.703cm" svg:x="4.36cm" svg:y="10.241cm">
          <draw:text-box>
            <text:p text:style-name="P4"><text:span text:style-name="T1">2) Вопрос:</text:span></text:p>
            <text:p text:style-name="P4"><text:tab/><text:span text:style-name="T2">Ответ2</text:span></text:p>
          </draw:text-box>
        </draw:frame>
        <draw:frame draw:style-name="gr2" draw:text-style-name="P5" draw:layer="layout" svg:width="6.637cm" svg:height="13.703cm" svg:x="4.16cm" svg:y="14.796cm">
          <draw:text-box>
            <text:p text:style-name="P4"><text:span text:style-name="T1">3) Вопрос:</text:span></text:p>
            <text:p text:style-name="P4"><text:tab/><text:span text:style-name="T2">Ответ3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9" presentation:use-date-time-name="dtd1">
        <office:forms form:automatic-focus="false" form:apply-design-mode="false"/>
        <draw:frame presentation:style-name="pr1" draw:layer="layout" svg:width="14.399cm" svg:height="2.499cm" svg:x="1.197cm" svg:y="0.397cm" presentation:class="title" presentation:user-transformed="true">
          <draw:text-box>
            <text:p text:style-name="P3">? - Тройка</text:p>
          </draw:text-box>
        </draw:frame>
        <draw:frame draw:style-name="gr2" draw:text-style-name="P5" draw:layer="layout" svg:width="6.637cm" svg:height="13.703cm" svg:x="4.397cm" svg:y="5.596cm">
          <draw:text-box>
            <text:p text:style-name="P4"><text:span text:style-name="T1">1) Вопрос:</text:span></text:p>
            <text:p text:style-name="P4"><text:tab/><text:span text:style-name="T2">Ответ1</text:span></text:p>
          </draw:text-box>
        </draw:frame>
        <draw:frame draw:style-name="gr2" draw:text-style-name="P5" draw:layer="layout" svg:width="6.637cm" svg:height="13.703cm" svg:x="4.36cm" svg:y="10.241cm">
          <draw:text-box>
            <text:p text:style-name="P4"><text:span text:style-name="T1">2) Вопрос:</text:span></text:p>
            <text:p text:style-name="P4"><text:tab/><text:span text:style-name="T2">Ответ2</text:span></text:p>
          </draw:text-box>
        </draw:frame>
        <draw:frame draw:style-name="gr2" draw:text-style-name="P5" draw:layer="layout" svg:width="6.637cm" svg:height="13.703cm" svg:x="4.16cm" svg:y="14.796cm">
          <draw:text-box>
            <text:p text:style-name="P4"><text:span text:style-name="T1">3) Вопрос:</text:span></text:p>
            <text:p text:style-name="P4"><text:tab/><text:span text:style-name="T2">Ответ3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andas" svg:font-family="Chanda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" svg:font-family="'Noto Sans Light'" style:font-family-generic="roman" style:font-pitch="variable"/>
    <style:font-face style:name="Noto Sans Light1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2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1cm" fo:text-indent="0cm"/>
      <style:text-properties style:font-name="Noto Sans Light2" fo:font-family="'Noto Sans Light'" style:font-style-name="細字" style:font-family-generic="swiss" style:font-pitch="variable" fo:font-size="21.8999996185303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92cm" fo:text-indent="0cm"/>
      <style:text-properties fo:font-size="17.8999996185303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196cm" fo:text-indent="0cm"/>
      <style:text-properties fo:font-size="15.8999996185303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095cm" fo:text-indent="0cm"/>
      <style:text-properties fo:font-size="15.8999996185303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095cm" fo:text-indent="0cm"/>
      <style:text-properties fo:font-size="15.8999996185303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095cm" fo:text-indent="0cm"/>
      <style:text-properties fo:font-size="15.8999996185303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094cm" fo:text-indent="0cm"/>
      <style:text-properties fo:font-size="13.8999996185303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094cm" fo:text-indent="0cm"/>
      <style:text-properties fo:font-size="13.8999996185303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1.8999996185303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96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5.8999996185303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1cm" fo:text-indent="0cm"/>
      <style:text-properties style:font-name="Noto Sans Light2" fo:font-family="'Noto Sans Light'" style:font-style-name="細字" style:font-family-generic="swiss" style:font-pitch="variable" fo:font-size="21.8999996185303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92cm" fo:text-indent="0cm"/>
      <style:text-properties fo:font-size="17.8999996185303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196cm" fo:text-indent="0cm"/>
      <style:text-properties fo:font-size="15.8999996185303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095cm" fo:text-indent="0cm"/>
      <style:text-properties fo:font-size="15.8999996185303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095cm" fo:text-indent="0cm"/>
      <style:text-properties fo:font-size="15.8999996185303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095cm" fo:text-indent="0cm"/>
      <style:text-properties fo:font-size="15.8999996185303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094cm" fo:text-indent="0cm"/>
      <style:text-properties fo:font-size="13.8999996185303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094cm" fo:text-indent="0cm"/>
      <style:text-properties fo:font-size="13.8999996185303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2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1.8999996185303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49cm" fo:min-width="26.499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499cm" fo:min-width="26.999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499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499cm" fo:min-width="17.999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499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4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6.999cm" svg:height="3.499cm" svg:x="0cm" svg:y="0.49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499cm" svg:x="21cm" svg:y="18.996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7.999cm" svg:height="1.499cm" svg:x="2.497cm" svg:y="18.996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499cm" svg:x="0.498cm" svg:y="18.996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499cm" svg:x="0.996cm" svg:y="0.997cm" presentation:class="title" presentation:placeholder="true">
        <draw:text-box/>
      </draw:frame>
      <draw:frame presentation:style-name="Alizarin-outline1" draw:layer="backgroundobjects" svg:width="25.501cm" svg:height="12.999cm" svg:x="0.996cm" svg:y="5.497cm" presentation:class="outline" presentation:placeholder="true">
        <draw:text-box/>
      </draw:frame>
      <draw:frame presentation:style-name="Mpr5" draw:layer="backgroundobjects" svg:width="6.501cm" svg:height="1.449cm" svg:x="21cm" svg:y="18.996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499cm" svg:x="2.997cm" svg:y="18.996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499cm" svg:x="0.497cm" svg:y="18.996cm" presentation:class="page-number">
        <draw:text-box>
          <text:p text:style-name="MP10"><text:page-number>4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6.999cm" svg:height="3.499cm" svg:x="0cm" svg:y="8.746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499cm" svg:x="0.996cm" svg:y="9.244cm" presentation:class="title" presentation:placeholder="true">
        <draw:text-box/>
      </draw:frame>
      <draw:frame presentation:style-name="Alizarin0-outline1" draw:layer="backgroundobjects" svg:width="25.501cm" svg:height="6.999cm" svg:x="1.496cm" svg:y="12.997cm" presentation:class="outline" presentation:placeholder="true">
        <draw:text-box/>
      </draw:frame>
      <draw:frame presentation:style-name="Mpr10" draw:text-style-name="MP13" draw:layer="backgroundobjects" svg:width="6.501cm" svg:height="1.499cm" svg:x="21cm" svg:y="18.996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499cm" svg:x="2.997cm" svg:y="18.996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499cm" svg:x="0.497cm" svg:y="18.996cm" presentation:class="page-number">
        <draw:text-box>
          <text:p text:style-name="MP9"><text:page-number>4</text:page-number></text:p>
        </draw:text-box>
      </draw:frame>
      <presentation:notes style:page-layout-name="PM0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5T11:24:54.559988583</meta:creation-date>
    <meta:editing-duration>PT28M53S</meta:editing-duration>
    <meta:editing-cycles>4</meta:editing-cycles>
    <meta:generator>LibreOffice/6.4.7.2$Linux_X86_64 LibreOffice_project/40$Build-2</meta:generator>
    <dc:title>Alizarin</dc:title>
    <dc:date>2021-05-15T12:29:10.684688939</dc:date>
    <meta:document-statistic meta:object-count="70"/>
  </office:meta>
</office:document-meta>
</file>